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5cm" draw:marker-end-width="0.5cm" draw:fill="solid" draw:fill-color="#ffff00" draw:textarea-horizontal-align="justify" draw:textarea-vertical-align="middle" draw:auto-grow-height="false" fo:min-height="7.316cm" fo:min-width="7.138cm" fo:padding-top="0.225cm" fo:padding-bottom="0.225cm" fo:padding-left="0.35cm" fo:padding-right="0.35cm"/>
    </style:style>
    <style:style style:name="gr2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draw:stroke="none" svg:stroke-color="#000000" draw:fill="none" draw:fill-color="#ffffff" fo:min-height="1.25cm"/>
    </style:style>
    <style:style style:name="gr6" style:family="graphic" style:parent-style-name="standard">
      <style:graphic-properties draw:stroke="none" svg:stroke-color="#000000" draw:fill="none" draw:fill-color="#ffffff" fo:min-height="0.35cm"/>
    </style:style>
    <style:style style:name="gr7" style:family="graphic" style:parent-style-name="standard">
      <style:graphic-properties draw:textarea-horizontal-align="justify" draw:textarea-vertical-align="middle" draw:auto-grow-height="false" fo:min-height="2.05cm" fo:min-width="2.4cm"/>
    </style:style>
    <style:style style:name="gr8" style:family="graphic" style:parent-style-name="standard">
      <style:graphic-properties svg:stroke-width="0.05cm" svg:stroke-color="#000000" draw:marker-start-width="0.28cm" draw:marker-end-width="0.28cm" draw:textarea-horizontal-align="justify" draw:textarea-vertical-align="middle" draw:auto-grow-height="false" fo:min-height="2.05cm" fo:min-width="2.4cm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28cm" draw:marker-end-width="0.28cm" draw:textarea-horizontal-align="justify" draw:textarea-vertical-align="middle" draw:auto-grow-height="false" fo:min-height="2cm" fo:min-width="2.35cm" fo:padding-top="0.15cm" fo:padding-bottom="0.15cm" fo:padding-left="0.275cm" fo:padding-right="0.275cm"/>
    </style:style>
    <style:style style:name="P1" style:family="paragraph">
      <loext:graphic-properties draw:fill="solid" draw:fill-color="#ffff00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P6" style:family="paragraph">
      <style:text-properties fo:font-style="italic" style:text-underline-style="solid" style:text-underline-width="auto" style:text-underline-color="font-color"/>
    </style:style>
    <style:style style:name="P7" style:family="paragraph">
      <loext:graphic-properties draw:fill="none" draw:fill-color="#ffffff"/>
      <style:text-properties fo:font-style="italic" style:text-underline-style="solid" style:text-underline-width="auto" style:text-underline-color="font-color"/>
    </style:style>
    <style:style style:name="P8" style:family="paragraph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9" style:family="paragraph">
      <loext:graphic-properties draw:fill="none" draw:fill-color="#ffffff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 58%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0% 100%"/>
    </style:style>
    <style:style style:name="T8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8cm" svg:height="10.7cm" svg:x="9.3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1cm" svg:y1="6.1cm" svg:x2="9.6cm" svg:y2="7.9cm">
          <text:p/>
        </draw:line>
        <draw:line draw:style-name="gr2" draw:text-style-name="P2" draw:layer="layout" svg:x1="4.7cm" svg:y1="15.3cm" svg:x2="9.9cm" svg:y2="12.2cm">
          <text:p/>
        </draw:line>
        <draw:line draw:style-name="gr2" draw:text-style-name="P2" draw:layer="layout" svg:x1="20.1cm" svg:y1="10.2cm" svg:x2="26.3cm" svg:y2="10.2cm">
          <text:p/>
        </draw:line>
        <draw:frame draw:style-name="gr3" draw:text-style-name="P4" draw:layer="layout" svg:width="19.9cm" svg:height="1.3cm" svg:x="4.2cm" svg:y="1.1cm">
          <draw:text-box>
            <text:p text:style-name="P3"><text:span text:style-name="T1">Schematic of a Single Neuron with 2 Inputs</text:span></text:p>
          </draw:text-box>
        </draw:frame>
        <draw:frame draw:style-name="gr4" draw:text-style-name="P5" draw:layer="layout" svg:width="1.4cm" svg:height="1.673cm" svg:x="2.9cm" svg:y="4.5cm">
          <draw:text-box>
            <text:p>x<text:span text:style-name="T2">1</text:span></text:p>
          </draw:text-box>
        </draw:frame>
        <draw:frame draw:style-name="gr4" draw:text-style-name="P5" draw:layer="layout" svg:width="1.4cm" svg:height="1.673cm" svg:x="3.4cm" svg:y="13.5cm">
          <draw:text-box>
            <text:p>x<text:span text:style-name="T2">2</text:span></text:p>
          </draw:text-box>
        </draw:frame>
        <draw:frame draw:style-name="gr4" draw:text-style-name="P5" draw:layer="layout" svg:width="1.4cm" svg:height="1.673cm" svg:x="2.9cm" svg:y="4.501cm">
          <draw:text-box>
            <text:p>x<text:span text:style-name="T2">1</text:span></text:p>
          </draw:text-box>
        </draw:frame>
        <draw:frame draw:style-name="gr5" draw:text-style-name="P5" draw:layer="layout" svg:width="1.4cm" svg:height="1.5cm" svg:x="6.2cm" svg:y="5.5cm">
          <draw:text-box>
            <text:p>w<text:span text:style-name="T2">1</text:span></text:p>
          </draw:text-box>
        </draw:frame>
        <draw:frame draw:style-name="gr5" draw:text-style-name="P5" draw:layer="layout" svg:width="1.4cm" svg:height="1.5cm" svg:x="6.3cm" svg:y="12.5cm">
          <draw:text-box>
            <text:p>w<text:span text:style-name="T2">2</text:span></text:p>
          </draw:text-box>
        </draw:frame>
        <draw:line draw:style-name="gr2" draw:text-style-name="P2" draw:layer="layout" svg:x1="14.429cm" svg:y1="20cm" svg:x2="14.429cm" svg:y2="15.2cm">
          <text:p/>
        </draw:line>
        <draw:frame draw:style-name="gr5" draw:text-style-name="P5" draw:layer="layout" svg:width="1.4cm" svg:height="1.5cm" svg:x="14.8cm" svg:y="16.9cm">
          <draw:text-box>
            <text:p>b</text:p>
          </draw:text-box>
        </draw:frame>
        <draw:frame draw:style-name="gr6" draw:text-style-name="P7" draw:layer="layout" svg:width="4cm" svg:height="0.962cm" svg:x="2cm" svg:y="3.738cm">
          <draw:text-box>
            <text:p text:style-name="P6"><text:span text:style-name="T3">Input 1</text:span></text:p>
          </draw:text-box>
        </draw:frame>
        <draw:frame draw:style-name="gr6" draw:text-style-name="P9" draw:layer="layout" svg:width="4cm" svg:height="0.962cm" svg:x="1.8cm" svg:y="12.538cm">
          <draw:text-box>
            <text:p text:style-name="P8"><text:span text:style-name="T4">Input 2</text:span></text:p>
          </draw:text-box>
        </draw:frame>
        <draw:frame draw:style-name="gr6" draw:text-style-name="P9" draw:layer="layout" svg:width="4cm" svg:height="0.962cm" svg:x="14.7cm" svg:y="15.9cm">
          <draw:text-box>
            <text:p text:style-name="P8"><text:span text:style-name="T4">Bias</text:span></text:p>
          </draw:text-box>
        </draw:frame>
        <draw:frame draw:style-name="gr6" draw:text-style-name="P9" draw:layer="layout" svg:width="4cm" svg:height="0.962cm" svg:x="1.8cm" svg:y="12.538cm">
          <draw:text-box>
            <text:p text:style-name="P8"><text:span text:style-name="T4">Input 2</text:span></text:p>
          </draw:text-box>
        </draw:frame>
        <draw:frame draw:style-name="gr6" draw:text-style-name="P9" draw:layer="layout" svg:width="4cm" svg:height="0.962cm" svg:x="20.7cm" svg:y="5.5cm">
          <draw:text-box>
            <text:p text:style-name="P8"><text:span text:style-name="T4">Output</text:span></text:p>
          </draw:text-box>
        </draw:frame>
        <draw:frame draw:style-name="gr4" draw:text-style-name="P5" draw:layer="layout" svg:width="8.2cm" svg:height="1.673cm" svg:x="20.9cm" svg:y="8.2cm">
          <draw:text-box>
            <text:p><text:span text:style-name="T5">f(x</text:span><text:span text:style-name="T6">1</text:span><text:span text:style-name="T5"> * w</text:span><text:span text:style-name="T6">1 <text:s/></text:span><text:span text:style-name="T5"><text:s/>+ x</text:span><text:span text:style-name="T6">2</text:span><text:span text:style-name="T5"> * w</text:span><text:span text:style-name="T6">2</text:span><text:span text:style-name="T2"> </text:span><text:span text:style-name="T7">+ b)</text:span><text:span text:style-name="T2"> </text:span></text:p>
          </draw:text-box>
        </draw:frame>
        <draw:custom-shape draw:style-name="gr7" draw:text-style-name="P11" draw:layer="layout" svg:width="2.9cm" svg:height="2.3cm" svg:x="5.6cm" svg:y="3.3cm">
          <text:p text:style-name="P10"><text:span text:style-name="T8">Each input is </text:span></text:p>
          <text:p text:style-name="P10"><text:span text:style-name="T8">multiplied </text:span></text:p>
          <text:p text:style-name="P10"><text:span text:style-name="T8">by a weighting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9cm" svg:height="2.3cm" svg:x="5.6cm" svg:y="3.3cm">
          <text:p text:style-name="P10"><text:span text:style-name="T8">Each input is </text:span></text:p>
          <text:p text:style-name="P10"><text:span text:style-name="T8">multiplied </text:span></text:p>
          <text:p text:style-name="P10"><text:span text:style-name="T8">by a </text:span></text:p>
          <text:p text:style-name="P10"><text:span text:style-name="T8">weighting, w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9cm" svg:height="2.3cm" svg:x="15.7cm" svg:y="17.6cm">
          <text:p text:style-name="P10"><text:span text:style-name="T8">A bias, b </text:span></text:p>
          <text:p text:style-name="P10"><text:span text:style-name="T8">is added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9cm" svg:height="2.3cm" svg:x="23.7cm" svg:y="5.5cm">
          <text:p text:style-name="P10"><text:span text:style-name="T8">An activation </text:span></text:p>
          <text:p text:style-name="P10"><text:span text:style-name="T8">Function, f() is </text:span></text:p>
          <text:p text:style-name="P10"><text:span text:style-name="T8">applied to </text:span></text:p>
          <text:p text:style-name="P10"><text:span text:style-name="T8">the outpu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6T07:11:31.037244504</meta:creation-date>
    <dc:date>2019-11-16T07:37:39.026049856</dc:date>
    <meta:editing-duration>PT5M43S</meta:editing-duration>
    <meta:editing-cycles>1</meta:editing-cycles>
    <meta:document-statistic meta:object-count="22"/>
    <meta:generator>LibreOffice/6.2.2.2$MacOSX_X86_64 LibreOffice_project/2b840030fec2aae0fd2658d8d4f9548af4e3518d</meta:generator>
  </office:meta>
</office:document-meta>
</file>